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b1c4" officeooo:paragraph-rsid="0009d2c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338e" officeooo:paragraph-rsid="0008338e" style:font-weight-asian="bold" style:font-weight-complex="bold"/>
    </style:style>
    <style:style style:name="P3" style:family="paragraph" style:parent-style-name="Standard">
      <style:text-properties fo:font-weight="bold" officeooo:rsid="0008338e" officeooo:paragraph-rsid="0009d2cc" style:font-weight-asian="bold" style:font-weight-complex="bold"/>
    </style:style>
    <style:style style:name="P4" style:family="paragraph" style:parent-style-name="Standard">
      <style:text-properties officeooo:rsid="0008338e" officeooo:paragraph-rsid="0008338e"/>
    </style:style>
    <style:style style:name="P5" style:family="paragraph" style:parent-style-name="Standard">
      <style:text-properties fo:font-weight="normal" officeooo:rsid="000b146f" officeooo:paragraph-rsid="000b146f" style:font-weight-asian="normal" style:font-weight-complex="normal"/>
    </style:style>
    <style:style style:name="P6" style:family="paragraph" style:parent-style-name="Standard">
      <style:text-properties fo:font-weight="normal" officeooo:rsid="001db1c4" officeooo:paragraph-rsid="000ddf23" style:font-weight-asian="normal" style:font-weight-complex="normal"/>
    </style:style>
    <style:style style:name="T1" style:family="text">
      <style:text-properties officeooo:rsid="000b146f"/>
    </style:style>
    <style:style style:name="T2" style:family="text">
      <style:text-properties fo:font-weight="bold" officeooo:rsid="002160d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rtual Circuits</text:p>
      <text:p text:style-name="P4"/>
      <text:p text:style-name="P6"><text:span text:style-name="T2">Connection set-up(In VC's)</text:span></text:p>
      <text:p text:style-name="P6"><text:span text:style-name="T2"/></text:p>
      <text:p text:style-name="P1">Forwarding table of a VC router<text:span text:style-name="T1">(Figure 22)</text:span></text:p>
      <text:p text:style-name="P1"/>
      <text:p text:style-name="P1">Virtual circuit setup<text:span text:style-name="T1">(Figure 23)</text:span></text:p>
      <text:p text:style-name="P1"/>
      <text:p text:style-name="P1">Connection-state information that VC routers maintain</text:p>
      <text:p text:style-name="P5">For each connection, the router maintains an entry telling it to which outgoing VC(and hence outgoing link) should packets of a particular incoming VC(and hence incoming link) be directed.</text:p>
      <text:p text:style-name="P5"/>
      <text:p text:style-name="P3">Signaling messages</text:p>
      <text:p text:style-name="P5">Messages passed between routers to set up VC'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6:17:24</meta:creation-date>
    <dc:title>T1</dc:title>
    <meta:editing-duration>PT22M41S</meta:editing-duration>
    <meta:editing-cycles>5</meta:editing-cycles>
    <meta:generator>LibreOffice/3.6$Linux_x86 LibreOffice_project/360m1$Build-2</meta:generator>
    <meta:initial-creator>Kempa </meta:initial-creator>
    <dc:date>2013-03-15T12:23:01</dc:date>
    <dc:creator>Kempa </dc:creator>
    <meta:document-statistic meta:table-count="0" meta:image-count="0" meta:object-count="0" meta:page-count="1" meta:paragraph-count="8" meta:word-count="61" meta:character-count="421" meta:non-whitespace-character-count="368"/>
    <meta:template xlink:type="simple" xlink:actuate="onRequest" xlink:title="T1" xlink:href="../../../../.config/libreoffice/3/user/template/T1.ott" meta:date="2013-03-14T16:17:21"/>
  </office:meta>
</office:document-meta>
</file>